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-width="0.38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376cm" svg:height="2.882cm" svg:x="0.512cm" svg:y="4.846cm">
          <text:p text:style-name="P1"><text:span text:style-name="T1">Process 1</text:span></text:p>
          <text:p text:style-name="P1"><text:span text:style-name="T1">address </text:span></text:p>
          <text:p text:style-name="P1"><text:span text:style-name="T1">sp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374cm" svg:height="2.882cm" svg:x="6.138cm" svg:y="4.846cm">
          <text:p text:style-name="P1"><text:span text:style-name="T1">Process 2</text:span></text:p>
          <text:p text:style-name="P1"><text:span text:style-name="T1">address </text:span></text:p>
          <text:p text:style-name="P1"><text:span text:style-name="T1">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376cm" svg:height="1.73cm" svg:x="3.324cm" svg:y="0.228cm">
          <text:p text:style-name="P1"><text:span text:style-name="T2">Shared memory</text:span></text:p>
          <draw:enhanced-geometry svg:viewBox="0 0 21600 21600" draw:path-stretchpoint-x="10800" draw:path-stretchpoint-y="10800" draw:text-areas="?f3 ?f4 ?f5 ?f6" draw:type="round-rectangle" draw:modifiers="2187.3417721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324cm" svg:y1="1.093cm" svg:x2="2.2cm" svg:y2="4.846cm" draw:start-shape="id1" draw:start-glue-point="3" draw:end-shape="id2">
          <text:p text:style-name="P5"/>
        </draw:connector>
        <draw:connector draw:style-name="gr3" draw:text-style-name="P4" draw:layer="layout" svg:x1="6.7cm" svg:y1="1.093cm" svg:x2="7.825cm" svg:y2="4.846cm" draw:start-shape="id1" draw:start-glue-point="1" draw:end-shape="id3" draw:end-glue-point="0">
          <text:p text:style-name="P5"/>
        </draw:connector>
        <draw:frame draw:style-name="gr4" draw:text-style-name="P6" draw:layer="layout" svg:width="3.04cm" svg:height="0.869cm" draw:transform="rotate (-1.57079632679579) translate (8.593cm 1.228cm)">
          <draw:text-box>
            <text:p text:style-name="P5"><text:span text:style-name="T2">Mapped into</text:span></text:p>
          </draw:text-box>
        </draw:frame>
        <draw:frame draw:style-name="gr4" draw:text-style-name="P6" draw:layer="layout" svg:width="3.04cm" svg:height="0.869cm" draw:transform="rotate (1.5707963267946) translate (1.431cm 4.268cm)">
          <draw:text-box>
            <text:p text:style-name="P5"><text:span text:style-name="T2">Mapped i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cm" draw:shadow-offset-y="0.1cm" draw:shadow-color="#808080" draw:shadow-opacity="8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creation-date>2008-08-14T04:26:50</meta:creation-date>
    <dc:date>2008-08-14T05:00:03</dc:date>
    <meta:editing-cycles>5</meta:editing-cycles>
    <meta:editing-duration>PT33M1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